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468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6425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ro5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14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3" office:value-type="string" calcext:value-type="string">
            <text:p><text:a xlink:href="http://en.wikipedia.org/wiki/XUnit" xlink:type="simple">xUnit</text:a></text:p>
          </table:table-cell>
          <table:table-cell table:style-name="ce3" office:value-type="string" calcext:value-type="string">
            <text:p><text:a xlink:href="http://en.wikipedia.org/wiki/Test_fixture" xlink:type="simple">Fixtures</text:a></text:p>
          </table:table-cell>
          <table:table-cell table:style-name="ce1" office:value-type="string" calcext:value-type="string">
            <text:p>Group fixtures</text:p>
          </table:table-cell>
          <table:table-cell table:style-name="ce1" office:value-type="string" calcext:value-type="string">
            <text:p>Generators</text:p>
          </table:table-cell>
          <table:table-cell table:style-name="ce3" office:value-type="string" calcext:value-type="string">
            <text:p><text:a xlink:href="http://en.wikipedia.org/wiki/Mock_object" xlink:type="simple">Mocks</text:a></text:p>
          </table:table-cell>
          <table:table-cell table:style-name="ce1" office:value-type="string" calcext:value-type="string">
            <text:p>Exceptions</text:p>
          </table:table-cell>
          <table:table-cell table:style-name="ce1" office:value-type="string" calcext:value-type="string">
            <text:p>Macros</text:p>
          </table:table-cell>
          <table:table-cell table:style-name="ce1" office:value-type="string" calcext:value-type="string">
            <text:p>Templates</text:p>
          </table:table-cell>
          <table:table-cell table:style-name="ce1" office:value-type="string" calcext:value-type="string">
            <text:p>Grouping</text:p>
          </table:table-cell>
          <table:table-cell table:style-name="ce1" office:value-type="string" calcext:value-type="string">
            <text:p>Source</text:p>
          </table:table-cell>
          <table:table-cell table:style-name="ce4"/>
          <table:table-cell table:number-columns-repeated="3"/>
        </table:table-row>
        <table:table-row table:style-name="ro2">
          <table:table-cell table:style-name="ce2" office:value-type="string" calcext:value-type="string">
            <text:p><text:a xlink:href="http://en.wikipedia.org/w/index.php?title=Aeryn_%28Software%29&amp;action=edit&amp;redlink=1" xlink:type="simple">Aeryn</text:a></text:p>
          </table:table-cell>
          <table:table-cell table:style-name="ce2"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Yes</text:p>
          </table:table-cell>
          <table:table-cell table:number-columns-repeated="2" table:style-name="ce2" office:value-type="string" calcext:value-type="string">
            <text:p>No</text:p>
          </table:table-cell>
          <table:table-cell table:number-columns-repeated="4" table:style-name="ce2" office:value-type="string" calcext:value-type="string">
            <text:p>Yes</text:p>
          </table:table-cell>
          <table:table-cell table:style-name="ce2" office:value-type="string" calcext:value-type="string">
            <text:p><text:a xlink:href="http://aeryn.tigris.org/" xlink:type="simple">[49]</text:a></text:p>
          </table:table-cell>
          <table:table-cell table:style-name="ce4"/>
          <table:table-cell table:number-columns-repeated="3"/>
        </table:table-row>
        <table:table-row table:style-name="ro1">
          <table:table-cell table:style-name="ce2" office:value-type="string" calcext:value-type="string">
            <text:p><text:a xlink:href="http://en.wikipedia.org/wiki/API_Sanity_Checker" xlink:type="simple">API Sanity Checker</text:a>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Yes (spectypes)</text:p>
          </table:table-cell>
          <table:table-cell table:style-name="ce2" office:value-type="string" calcext:value-type="string">
            <text:p>Yes (spectypes)</text:p>
          </table:table-cell>
          <table:table-cell table:style-name="ce2" office:value-type="string" calcext:value-type="string">
            <text:p>Yes</text:p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2" office:value-type="string" calcext:value-type="string">
            <text:p><text:a xlink:href="http://en.wikipedia.org/wiki/List_of_unit_testing_frameworks#cite_note-ispras1-14" xlink:type="simple">[14]</text:a></text:p>
          </table:table-cell>
          <table:table-cell table:style-name="ce2"/>
          <table:table-cell table:number-columns-repeated="3"/>
        </table:table-row>
        <table:table-row table:style-name="ro2">
          <table:table-cell table:style-name="ce2" office:value-type="string" calcext:value-type="string">
            <text:p><text:a xlink:href="http://en.wikipedia.org/wiki/Automated_Testing_Framework" xlink:type="simple">ATF</text:a></text:p>
          </table:table-cell>
          <table:table-cell table:style-name="ce4" table:number-columns-repeated="5"/>
          <table:table-cell table:number-columns-repeated="4" table:style-name="ce2" office:value-type="string" calcext:value-type="string">
            <text:p>Yes</text:p>
          </table:table-cell>
          <table:table-cell table:style-name="ce2" office:value-type="string" calcext:value-type="string">
            <text:p><text:a xlink:href="http://en.wikipedia.org/wiki/List_of_unit_testing_frameworks#cite_note-NetBSD-15" xlink:type="simple">[15]</text:a></text:p>
          </table:table-cell>
          <table:table-cell table:style-name="ce2"/>
          <table:table-cell table:number-columns-repeated="3"/>
        </table:table-row>
        <table:table-row table:style-name="ro1">
          <table:table-cell table:style-name="ce2" office:value-type="string" calcext:value-type="string">
            <text:p><text:a xlink:href="http://en.wikipedia.org/w/index.php?title=Bandit_%28Software%29&amp;action=edit&amp;redlink=1" xlink:type="simple">Bandit</text:a></text:p>
          </table:table-cell>
          <table:table-cell table:style-name="ce2" office:value-type="string" calcext:value-type="string">
            <text:p>No (describe/it)</text:p>
          </table:table-cell>
          <table:table-cell table:style-name="ce2" office:value-type="string" calcext:value-type="string">
            <text:p>Yes (describe)</text:p>
          </table:table-cell>
          <table:table-cell table:style-name="ce2" office:value-type="string" calcext:value-type="string">
            <text:p>Yes (Nested describe)</text:p>
          </table:table-cell>
          <table:table-cell table:number-columns-repeated="2" table:style-name="ce2"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Yes (Nested describe)</text:p>
          </table:table-cell>
          <table:table-cell table:style-name="ce2" office:value-type="string" calcext:value-type="string">
            <text:p><text:a xlink:href="http://banditcpp.org/" xlink:type="simple">[50]</text:a></text:p>
          </table:table-cell>
          <table:table-cell table:number-columns-repeated="4"/>
        </table:table-row>
        <table:table-row table:style-name="ro3">
          <table:table-cell table:style-name="ce2" office:value-type="string" calcext:value-type="string">
            <text:p><text:a xlink:href="http://en.wikipedia.org/w/index.php?title=Boost_Test_Library&amp;action=edit&amp;redlink=1" xlink:type="simple">Boost Test Library</text:a></text:p>
          </table:table-cell>
          <table:table-cell table:style-name="ce2" office:value-type="string" calcext:value-type="string">
            <text:p>Yes<text:a xlink:href="http://en.wikipedia.org/wiki/List_of_unit_testing_frameworks#cite_note-31" xlink:type="simple">[31]</text:a></text:p>
          </table:table-cell>
          <table:table-cell table:style-name="ce2" office:value-type="string" calcext:value-type="string">
            <text:p>Yes<text:a xlink:href="http://en.wikipedia.org/wiki/List_of_unit_testing_frameworks#cite_note-32" xlink:type="simple">[32]</text:a></text:p>
          </table:table-cell>
          <table:table-cell table:style-name="ce2" office:value-type="string" calcext:value-type="string">
            <text:p>Yes<text:a xlink:href="http://en.wikipedia.org/wiki/List_of_unit_testing_frameworks#cite_note-33" xlink:type="simple">[33]</text:a>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With additional library<text:a xlink:href="http://turtle.sourceforge.net/" xlink:type="simple">"Turtle Mocks framework"</text:a>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User decision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Suites</text:p>
          </table:table-cell>
          <table:table-cell table:style-name="ce2" office:value-type="string" calcext:value-type="string">
            <text:p><text:a xlink:href="http://en.wikipedia.org/wiki/List_of_unit_testing_frameworks#cite_note-34" xlink:type="simple">[34]</text:a></text:p>
          </table:table-cell>
          <table:table-cell table:style-name="ce4"/>
          <table:table-cell table:number-columns-repeated="3"/>
        </table:table-row>
        <table:table-row table:style-name="ro2">
          <table:table-cell table:style-name="ce2" office:value-type="string" calcext:value-type="string">
            <text:p><text:a xlink:href="http://en.wikipedia.org/wiki/Cantata%2B%2B" xlink:type="simple">QA Systems Cantata</text:a></text:p>
          </table:table-cell>
          <table:table-cell table:style-name="ce2" office:value-type="string" calcext:value-type="string">
            <text:p>No</text:p>
          </table:table-cell>
          <table:table-cell table:number-columns-repeated="8" table:style-name="ce2" office:value-type="string" calcext:value-type="string">
            <text:p>Yes</text:p>
          </table:table-cell>
          <table:table-cell table:style-name="ce2" office:value-type="string" calcext:value-type="string">
            <text:p><text:a xlink:href="http://en.wikipedia.org/wiki/List_of_unit_testing_frameworks#cite_note-qa-systems-17" xlink:type="simple">[17]</text:a></text:p>
          </table:table-cell>
          <table:table-cell table:style-name="ce4"/>
          <table:table-cell table:number-columns-repeated="3"/>
        </table:table-row>
        <table:table-row table:style-name="ro2">
          <table:table-cell table:style-name="ce2" office:value-type="string" calcext:value-type="string">
            <text:p><text:a xlink:href="http://en.wikipedia.org/w/index.php?title=CATCH_%28Software%29&amp;action=edit&amp;redlink=1" xlink:type="simple">CATCH</text:a></text:p>
          </table:table-cell>
          <table:table-cell table:style-name="ce2" office:value-type="string" calcext:value-type="string">
            <text:p>No</text:p>
          </table:table-cell>
          <table:table-cell table:number-columns-repeated="3"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number-columns-repeated="4" table:style-name="ce2" office:value-type="string" calcext:value-type="string">
            <text:p>Yes</text:p>
          </table:table-cell>
          <table:table-cell table:style-name="ce2" office:value-type="string" calcext:value-type="string">
            <text:p><text:a xlink:href="http://en.wikipedia.org/wiki/List_of_unit_testing_frameworks#cite_note-35" xlink:type="simple">[35]</text:a></text:p>
          </table:table-cell>
          <table:table-cell table:style-name="ce2" table:number-columns-repeated="2"/>
          <table:table-cell table:number-columns-repeated="2"/>
        </table:table-row>
        <table:table-row table:style-name="ro2">
          <table:table-cell table:style-name="ce2" office:value-type="string" calcext:value-type="string">
            <text:p>CATCH-VC6</text:p>
          </table:table-cell>
          <table:table-cell table:style-name="ce2" office:value-type="string" calcext:value-type="string">
            <text:p>No</text:p>
          </table:table-cell>
          <table:table-cell table:number-columns-repeated="3"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number-columns-repeated="4" table:style-name="ce2" office:value-type="string" calcext:value-type="string">
            <text:p>Yes</text:p>
          </table:table-cell>
          <table:table-cell table:style-name="ce2" office:value-type="string" calcext:value-type="string">
            <text:p><text:a xlink:href="http://en.wikipedia.org/wiki/List_of_unit_testing_frameworks#cite_note-36" xlink:type="simple">[36]</text:a></text:p>
          </table:table-cell>
          <table:table-cell table:style-name="ce4"/>
          <table:table-cell table:style-name="ce2"/>
          <table:table-cell table:number-columns-repeated="2"/>
        </table:table-row>
        <table:table-row table:style-name="ro2">
          <table:table-cell table:style-name="ce2" office:value-type="string" calcext:value-type="string">
            <text:p><text:a xlink:href="http://en.wikipedia.org/w/index.php?title=Cfix&amp;action=edit&amp;redlink=1" xlink:type="simple">cfix</text:a></text:p>
          </table:table-cell>
          <table:table-cell table:number-columns-repeated="2" table:style-name="ce2" office:value-type="string" calcext:value-type="string">
            <text:p>Yes</text:p>
          </table:table-cell>
          <table:table-cell table:number-columns-repeated="3" table:style-name="ce2"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style-name="ce4" office:value-type="string" calcext:value-type="string">
            <text:p/>
          </table:table-cell>
          <table:table-cell table:style-name="ce2" office:value-type="string" calcext:value-type="string">
            <text:p><text:a xlink:href="http://www.cfix-testing.org/" xlink:type="simple">[51]</text:a></text:p>
          </table:table-cell>
          <table:table-cell table:style-name="ce2" table:number-columns-repeated="2"/>
          <table:table-cell table:number-columns-repeated="2"/>
        </table:table-row>
        <table:table-row table:style-name="ro2">
          <table:table-cell table:style-name="ce2" office:value-type="string" calcext:value-type="string">
            <text:p><text:a xlink:href="http://en.wikipedia.org/w/index.php?title=Cput&amp;action=edit&amp;redlink=1" xlink:type="simple">Cput</text:a></text:p>
          </table:table-cell>
          <table:table-cell table:number-columns-repeated="4" table:style-name="ce2" office:value-type="string" calcext:value-type="string">
            <text:p>Yes</text:p>
          </table:table-cell>
          <table:table-cell table:style-name="ce4"/>
          <table:table-cell table:number-columns-repeated="2"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Suites</text:p>
          </table:table-cell>
          <table:table-cell table:style-name="ce2" office:value-type="string" calcext:value-type="string">
            <text:p><text:a xlink:href="http://cput.codeplex.com/" xlink:type="simple">[52]</text:a>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<text:a xlink:href="http://en.wikipedia.org/w/index.php?title=CppTest&amp;action=edit&amp;redlink=1" xlink:type="simple">CppTest</text:a></text:p>
          </table:table-cell>
          <table:table-cell table:style-name="ce4"/>
          <table:table-cell table:style-name="ce2" office:value-type="string" calcext:value-type="string">
            <text:p>Yes</text:p>
          </table:table-cell>
          <table:table-cell table:style-name="ce4" table:number-columns-repeated="4"/>
          <table:table-cell table:style-name="ce2" office:value-type="string" calcext:value-type="string">
            <text:p>Yes</text:p>
          </table:table-cell>
          <table:table-cell table:style-name="ce4"/>
          <table:table-cell table:style-name="ce2" office:value-type="string" calcext:value-type="string">
            <text:p>Suites</text:p>
          </table:table-cell>
          <table:table-cell table:style-name="ce2" office:value-type="string" calcext:value-type="string">
            <text:p><text:a xlink:href="http://cpptest.sourceforge.net/" xlink:type="simple">[53]</text:a>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<text:a xlink:href="http://en.wikipedia.org/wiki/CppUnit" xlink:type="simple">CppUnit</text:a></text:p>
          </table:table-cell>
          <table:table-cell table:number-columns-repeated="3" table:style-name="ce2" office:value-type="string" calcext:value-type="string">
            <text:p>Yes</text:p>
          </table:table-cell>
          <table:table-cell table:number-columns-repeated="2" table:style-name="ce2"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Suites</text:p>
          </table:table-cell>
          <table:table-cell table:style-name="ce2" office:value-type="string" calcext:value-type="string">
            <text:p><text:a xlink:href="http://en.wikipedia.org/wiki/List_of_unit_testing_frameworks#cite_note-37" xlink:type="simple">[37]</text:a><text:a xlink:href="http://en.wikipedia.org/wiki/List_of_unit_testing_frameworks#cite_note-38" xlink:type="simple">[38]</text:a>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<text:a xlink:href="http://en.wikipedia.org/w/index.php?title=CppUTest&amp;action=edit&amp;redlink=1" xlink:type="simple">CppUTest</text:a></text:p>
          </table:table-cell>
          <table:table-cell table:number-columns-repeated="3"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Suites</text:p>
          </table:table-cell>
          <table:table-cell table:style-name="ce2" office:value-type="string" calcext:value-type="string">
            <text:p><text:a xlink:href="http://en.wikipedia.org/wiki/List_of_unit_testing_frameworks#cite_note-sourceforge-21" xlink:type="simple">[21]</text:a>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<text:a xlink:href="http://en.wikipedia.org/w/index.php?title=CppUnitLite&amp;action=edit&amp;redlink=1" xlink:type="simple">CppUnitLite</text:a></text:p>
          </table:table-cell>
          <table:table-cell table:style-name="ce2" office:value-type="string" calcext:value-type="string">
            <text:p>Yes</text:p>
          </table:table-cell>
          <table:table-cell table:style-name="ce4" table:number-columns-repeated="2"/>
          <table:table-cell table:number-columns-repeated="3"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Suites</text:p>
          </table:table-cell>
          <table:table-cell table:style-name="ce2" office:value-type="string" calcext:value-type="string">
            <text:p><text:a xlink:href="http://en.wikipedia.org/wiki/List_of_unit_testing_frameworks#cite_note-39" xlink:type="simple">[39]</text:a>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<text:a xlink:href="http://en.wikipedia.org/w/index.php?title=CPUnit&amp;action=edit&amp;redlink=1" xlink:type="simple">CPUnit</text:a></text:p>
          </table:table-cell>
          <table:table-cell table:number-columns-repeated="3" table:style-name="ce2" office:value-type="string" calcext:value-type="string">
            <text:p>Yes</text:p>
          </table:table-cell>
          <table:table-cell table:number-columns-repeated="2" table:style-name="ce2" office:value-type="string" calcext:value-type="string">
            <text:p>No</text:p>
          </table:table-cell>
          <table:table-cell table:number-columns-repeated="4" table:style-name="ce2" office:value-type="string" calcext:value-type="string">
            <text:p>Yes</text:p>
          </table:table-cell>
          <table:table-cell table:style-name="ce2" office:value-type="string" calcext:value-type="string">
            <text:p><text:a xlink:href="http://cpunit.sourceforge.net/" xlink:type="simple">[54]</text:a>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<text:a xlink:href="http://en.wikipedia.org/w/index.php?title=Crpcut&amp;action=edit&amp;redlink=1" xlink:type="simple">crpcut</text:a>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style-name="ce4"/>
          <table:table-cell table:number-columns-repeated="2" table:style-name="ce2" office:value-type="string" calcext:value-type="string">
            <text:p>No</text:p>
          </table:table-cell>
          <table:table-cell table:style-name="ce4"/>
          <table:table-cell table:number-columns-repeated="2" table:style-name="ce2" office:value-type="string" calcext:value-type="string">
            <text:p>Yes</text:p>
          </table:table-cell>
          <table:table-cell table:style-name="ce2" office:value-type="string" calcext:value-type="string">
            <text:p>Suites within Suites</text:p>
          </table:table-cell>
          <table:table-cell table:style-name="ce2" office:value-type="string" calcext:value-type="string">
            <text:p><text:a xlink:href="http://crpcut.sourceforge.net/" xlink:type="simple">[55]</text:a>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<text:a xlink:href="http://en.wikipedia.org/w/index.php?title=CUTE_%28software%29&amp;action=edit&amp;redlink=1" xlink:type="simple">CUTE</text:a></text:p>
          </table:table-cell>
          <table:table-cell table:number-columns-repeated="2" table:style-name="ce2" office:value-type="string" calcext:value-type="string">
            <text:p>Yes</text:p>
          </table:table-cell>
          <table:table-cell table:number-columns-repeated="2" table:style-name="ce2"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Yes</text:p>
          </table:table-cell>
          <table:table-cell table:style-name="ce4" table:number-columns-repeated="2"/>
          <table:table-cell table:style-name="ce2" office:value-type="string" calcext:value-type="string">
            <text:p>Suites</text:p>
          </table:table-cell>
          <table:table-cell table:style-name="ce2" office:value-type="string" calcext:value-type="string">
            <text:p><text:a xlink:href="http://www.cute-test.com/" xlink:type="simple">[56]</text:a>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<text:a xlink:href="http://en.wikipedia.org/w/index.php?title=Cutee&amp;action=edit&amp;redlink=1" xlink:type="simple">cutee</text:a></text:p>
          </table:table-cell>
          <table:table-cell table:number-columns-repeated="3"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2" office:value-type="string" calcext:value-type="string">
            <text:p><text:a xlink:href="http://en.wikipedia.org/wiki/List_of_unit_testing_frameworks#cite_note-40" xlink:type="simple">[40]</text:a>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<text:a xlink:href="http://en.wikipedia.org/w/index.php?title=CxxTest&amp;action=edit&amp;redlink=1" xlink:type="simple">CxxTest</text:a></text:p>
          </table:table-cell>
          <table:table-cell table:number-columns-repeated="3"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Yes*</text:p>
          </table:table-cell>
          <table:table-cell table:style-name="ce2" office:value-type="string" calcext:value-type="string">
            <text:p>Optional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Suites</text:p>
          </table:table-cell>
          <table:table-cell table:style-name="ce2" office:value-type="string" calcext:value-type="string">
            <text:p><text:a xlink:href="http://cxxtest.com/" xlink:type="simple">[57]</text:a>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<text:a xlink:href="http://en.wikipedia.org/w/index.php?title=Embunit&amp;action=edit&amp;redlink=1" xlink:type="simple">Embunit</text:a></text:p>
          </table:table-cell>
          <table:table-cell table:style-name="ce2" office:value-type="string" calcext:value-type="string">
            <text:p>No</text:p>
          </table:table-cell>
          <table:table-cell table:style-name="ce4" table:number-columns-repeated="3"/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2" office:value-type="string" calcext:value-type="string">
            <text:p><text:a xlink:href="http://www.embunit.com/" xlink:type="simple">[58]</text:a>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<text:a xlink:href="http://en.wikipedia.org/w/index.php?title=Exercisix&amp;action=edit&amp;redlink=1" xlink:type="simple">Exercisix</text:a></text:p>
          </table:table-cell>
          <table:table-cell table:number-columns-repeated="5" table:style-name="ce2" office:value-type="string" calcext:value-type="string">
            <text:p>No</text:p>
          </table:table-cell>
          <table:table-cell table:number-columns-repeated="3" table:style-name="ce2" office:value-type="string" calcext:value-type="string">
            <text:p>Yes</text:p>
          </table:table-cell>
          <table:table-cell table:style-name="ce2" office:value-type="string" calcext:value-type="string">
            <text:p>Executables</text:p>
          </table:table-cell>
          <table:table-cell table:style-name="ce2" office:value-type="string" calcext:value-type="string">
            <text:p><text:a xlink:href="http://en.wikipedia.org/wiki/List_of_unit_testing_frameworks#cite_note-41" xlink:type="simple">[41]</text:a>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<text:a xlink:href="http://en.wikipedia.org/w/index.php?title=FCTX&amp;action=edit&amp;redlink=1" xlink:type="simple">FCTX</text:a></text:p>
          </table:table-cell>
          <table:table-cell table:number-columns-repeated="3" table:style-name="ce2" office:value-type="string" calcext:value-type="string">
            <text:p>Yes</text:p>
          </table:table-cell>
          <table:table-cell table:number-columns-repeated="3"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<text:a xlink:href="http://fctx.wildbearsoftware.com/" xlink:type="simple">[59]</text:a>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<text:a xlink:href="http://en.wikipedia.org/w/index.php?title=Fructose_%28Software%29&amp;action=edit&amp;redlink=1" xlink:type="simple">Fructose</text:a>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number-columns-repeated="3"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<text:a xlink:href="http://en.wikipedia.org/wiki/List_of_unit_testing_frameworks#cite_note-42" xlink:type="simple">[42]</text:a>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<text:a xlink:href="http://en.wikipedia.org/wiki/Google_C%2B%2B_Mocking_Framework" xlink:type="simple">Google C++ Mocking Framework</text:a></text:p>
          </table:table-cell>
          <table:table-cell table:style-name="ce4" table:number-columns-repeated="4"/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Yes</text:p>
          </table:table-cell>
          <table:table-cell table:style-name="ce4" office:value-type="string" calcext:value-type="string">
            <text:p/>
          </table:table-cell>
          <table:table-cell table:style-name="ce2" office:value-type="string" calcext:value-type="string">
            <text:p><text:a xlink:href="http://en.wikipedia.org/wiki/List_of_unit_testing_frameworks#cite_note-43" xlink:type="simple">[43]</text:a>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<text:a xlink:href="http://en.wikipedia.org/wiki/Google_Test" xlink:type="simple">Google Test</text:a></text:p>
          </table:table-cell>
          <table:table-cell table:number-columns-repeated="2" table:style-name="ce2" office:value-type="string" calcext:value-type="string">
            <text:p>Yes</text:p>
          </table:table-cell>
          <table:table-cell table:style-name="ce4" table:number-columns-repeated="2"/>
          <table:table-cell table:number-columns-repeated="4" table:style-name="ce2" office:value-type="string" calcext:value-type="string">
            <text:p>Yes</text:p>
          </table:table-cell>
          <table:table-cell table:style-name="ce4" office:value-type="string" calcext:value-type="string">
            <text:p/>
          </table:table-cell>
          <table:table-cell table:style-name="ce2" office:value-type="string" calcext:value-type="string">
            <text:p><text:a xlink:href="http://en.wikipedia.org/wiki/List_of_unit_testing_frameworks#cite_note-44" xlink:type="simple">[44]</text:a>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<text:a xlink:href="http://en.wikipedia.org/w/index.php?title=Hestia_%28Software%29&amp;action=edit&amp;redlink=1" xlink:type="simple">Hestia</text:a></text:p>
          </table:table-cell>
          <table:table-cell table:number-columns-repeated="3"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number-columns-repeated="4" table:style-name="ce2" office:value-type="string" calcext:value-type="string">
            <text:p>Yes</text:p>
          </table:table-cell>
          <table:table-cell table:style-name="ce2" office:value-type="string" calcext:value-type="string">
            <text:p>Suites</text:p>
          </table:table-cell>
          <table:table-cell table:style-name="ce2" office:value-type="string" calcext:value-type="string">
            <text:p><text:a xlink:href="http://en.wikipedia.org/wiki/List_of_unit_testing_frameworks#cite_note-45" xlink:type="simple">[45]</text:a>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<text:a xlink:href="http://en.wikipedia.org/w/index.php?title=Igloo_%28Software%29&amp;action=edit&amp;redlink=1" xlink:type="simple">Igloo</text:a></text:p>
          </table:table-cell>
          <table:table-cell table:style-name="ce4"/>
          <table:table-cell table:style-name="ce2" office:value-type="string" calcext:value-type="string">
            <text:p>Yes (Contexts)</text:p>
          </table:table-cell>
          <table:table-cell table:number-columns-repeated="3" table:style-name="ce2" office:value-type="string" calcext:value-type="string">
            <text:p>No</text:p>
          </table:table-cell>
          <table:table-cell table:number-columns-repeated="3" table:style-name="ce2" office:value-type="string" calcext:value-type="string">
            <text:p>Yes</text:p>
          </table:table-cell>
          <table:table-cell table:style-name="ce2" office:value-type="string" calcext:value-type="string">
            <text:p>Yes (nested contexts)</text:p>
          </table:table-cell>
          <table:table-cell table:style-name="ce2" office:value-type="string" calcext:value-type="string">
            <text:p><text:a xlink:href="http://igloo-testing.org/" xlink:type="simple">[60]</text:a>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<text:a xlink:href="http://en.wikipedia.org/w/index.php?title=Lest_%28Software%29&amp;action=edit&amp;redlink=1" xlink:type="simple">lest</text:a></text:p>
          </table:table-cell>
          <table:table-cell table:number-columns-repeated="5" table:style-name="ce2" office:value-type="string" calcext:value-type="string">
            <text:p>No</text:p>
          </table:table-cell>
          <table:table-cell table:number-columns-repeated="3"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<text:a xlink:href="http://en.wikipedia.org/wiki/List_of_unit_testing_frameworks#cite_note-46" xlink:type="simple">[46]</text:a>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<text:a xlink:href="http://en.wikipedia.org/w/index.php?title=Liblittletest&amp;action=edit&amp;redlink=1" xlink:type="simple">liblittletest</text:a></text:p>
          </table:table-cell>
          <table:table-cell table:number-columns-repeated="3" table:style-name="ce2" office:value-type="string" calcext:value-type="string">
            <text:p>Yes</text:p>
          </table:table-cell>
          <table:table-cell table:number-columns-repeated="2" table:style-name="ce2" office:value-type="string" calcext:value-type="string">
            <text:p>No</text:p>
          </table:table-cell>
          <table:table-cell table:number-columns-repeated="4" table:style-name="ce2" office:value-type="string" calcext:value-type="string">
            <text:p>Yes</text:p>
          </table:table-cell>
          <table:table-cell table:style-name="ce2" office:value-type="string" calcext:value-type="string">
            <text:p><text:a xlink:href="http://www.liblittletest.com/" xlink:type="simple">[61]</text:a>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<text:a xlink:href="http://en.wikipedia.org/w/index.php?title=Libunittest&amp;action=edit&amp;redlink=1" xlink:type="simple">libunittest</text:a></text:p>
          </table:table-cell>
          <table:table-cell table:number-columns-repeated="3" table:style-name="ce2" office:value-type="string" calcext:value-type="string">
            <text:p>Yes</text:p>
          </table:table-cell>
          <table:table-cell table:number-columns-repeated="2" table:style-name="ce2" office:value-type="string" calcext:value-type="string">
            <text:p>No</text:p>
          </table:table-cell>
          <table:table-cell table:number-columns-repeated="4" table:style-name="ce2" office:value-type="string" calcext:value-type="string">
            <text:p>Yes</text:p>
          </table:table-cell>
          <table:table-cell table:style-name="ce2" office:value-type="string" calcext:value-type="string">
            <text:p><text:a xlink:href="http://libunittest.sourceforge.net/" xlink:type="simple">[62]</text:a>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<text:a xlink:href="http://en.wikipedia.org/w/index.php?title=Typemock_Isolator%2B%2B&amp;action=edit&amp;redlink=1" xlink:type="simple">Typemock Isolator++</text:a></text:p>
          </table:table-cell>
          <table:table-cell table:style-name="ce2" office:value-type="string" calcext:value-type="string">
            <text:p>Yes</text:p>
          </table:table-cell>
          <table:table-cell table:style-name="ce4" table:number-columns-repeated="3"/>
          <table:table-cell table:style-name="ce2" office:value-type="string" calcext:value-type="string">
            <text:p>Yes</text:p>
          </table:table-cell>
          <table:table-cell table:style-name="ce4"/>
          <table:table-cell table:number-columns-repeated="2" table:style-name="ce2" office:value-type="string" calcext:value-type="string">
            <text:p>Yes</text:p>
          </table:table-cell>
          <table:table-cell table:style-name="ce4" table:number-columns-repeated="2"/>
          <table:table-cell table:number-columns-repeated="4"/>
        </table:table-row>
        <table:table-row table:style-name="ro2">
          <table:table-cell table:style-name="ce2" office:value-type="string" calcext:value-type="string">
            <text:p><text:a xlink:href="http://en.wikipedia.org/w/index.php?title=Mockator&amp;action=edit&amp;redlink=1" xlink:type="simple">Mockator</text:a></text:p>
          </table:table-cell>
          <table:table-cell table:style-name="ce4" table:number-columns-repeated="4"/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Yes</text:p>
          </table:table-cell>
          <table:table-cell table:style-name="ce4" office:value-type="string" calcext:value-type="string">
            <text:p/>
          </table:table-cell>
          <table:table-cell table:style-name="ce2" office:value-type="string" calcext:value-type="string">
            <text:p><text:a xlink:href="http://en.wikipedia.org/wiki/List_of_unit_testing_frameworks#cite_note-47" xlink:type="simple">[47]</text:a>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<text:a xlink:href="http://en.wikipedia.org/w/index.php?title=Mockcpp&amp;action=edit&amp;redlink=1" xlink:type="simple">mock++</text:a>/<text:a xlink:href="http://en.wikipedia.org/w/index.php?title=Mockcpp&amp;action=edit&amp;redlink=1" xlink:type="simple">mockcpp</text:a></text:p>
          </table:table-cell>
          <table:table-cell table:number-columns-repeated="2" table:style-name="ce2" office:value-type="string" calcext:value-type="string">
            <text:p>Yes</text:p>
          </table:table-cell>
          <table:table-cell table:style-name="ce4"/>
          <table:table-cell table:style-name="ce2" office:value-type="string" calcext:value-type="string">
            <text:p>No</text:p>
          </table:table-cell>
          <table:table-cell table:number-columns-repeated="4" table:style-name="ce2" office:value-type="string" calcext:value-type="string">
            <text:p>Yes</text:p>
          </table:table-cell>
          <table:table-cell table:style-name="ce2" office:value-type="string" calcext:value-type="string">
            <text:p>Suites</text:p>
          </table:table-cell>
          <table:table-cell table:style-name="ce2" office:value-type="string" calcext:value-type="string">
            <text:p><text:a xlink:href="http://en.wikipedia.org/wiki/List_of_unit_testing_frameworks#cite_note-48" xlink:type="simple">[48]</text:a>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<text:a xlink:href="http://en.wikipedia.org/w/index.php?title=Mockitopp&amp;action=edit&amp;redlink=1" xlink:type="simple">mockitopp</text:a></text:p>
          </table:table-cell>
          <table:table-cell table:style-name="ce4" table:number-columns-repeated="4"/>
          <table:table-cell table:style-name="ce2" office:value-type="string" calcext:value-type="string">
            <text:p>Yes</text:p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2" office:value-type="string" calcext:value-type="string">
            <text:p><text:a xlink:href="http://en.wikipedia.org/wiki/List_of_unit_testing_frameworks#cite_note-49" xlink:type="simple">[49]</text:a>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<text:a xlink:href="http://en.wikipedia.org/w/index.php?title=Mockpp&amp;action=edit&amp;redlink=1" xlink:type="simple">mockpp</text:a></text:p>
          </table:table-cell>
          <table:table-cell table:number-columns-repeated="2" table:style-name="ce2" office:value-type="string" calcext:value-type="string">
            <text:p>Yes</text:p>
          </table:table-cell>
          <table:table-cell table:style-name="ce4"/>
          <table:table-cell table:number-columns-repeated="5" table:style-name="ce2" office:value-type="string" calcext:value-type="string">
            <text:p>Yes</text:p>
          </table:table-cell>
          <table:table-cell table:style-name="ce2" office:value-type="string" calcext:value-type="string">
            <text:p>Suites</text:p>
          </table:table-cell>
          <table:table-cell table:style-name="ce2" office:value-type="string" calcext:value-type="string">
            <text:p><text:a xlink:href="http://mockpp.sourceforge.net/" xlink:type="simple">[63]</text:a>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<text:a xlink:href="http://en.wikipedia.org/w/index.php?title=NanoCppUnit&amp;action=edit&amp;redlink=1" xlink:type="simple">NanoCppUnit</text:a></text:p>
          </table:table-cell>
          <table:table-cell table:style-name="ce2"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Yes</text:p>
          </table:table-cell>
          <table:table-cell table:number-columns-repeated="3" table:style-name="ce2"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Yes</text:p>
          </table:table-cell>
          <table:table-cell table:style-name="ce2" office:value-type="string" calcext:value-type="string">
            <text:p>Suites</text:p>
          </table:table-cell>
          <table:table-cell table:style-name="ce2" office:value-type="string" calcext:value-type="string">
            <text:p><text:a xlink:href="http://en.wikipedia.org/wiki/List_of_unit_testing_frameworks#cite_note-50" xlink:type="simple">[50]</text:a>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<text:a xlink:href="http://en.wikipedia.org/w/index.php?title=NullUnit&amp;action=edit&amp;redlink=1" xlink:type="simple">NullUnit</text:a></text:p>
          </table:table-cell>
          <table:table-cell table:number-columns-repeated="3" table:style-name="ce2" office:value-type="string" calcext:value-type="string">
            <text:p>Yes</text:p>
          </table:table-cell>
          <table:table-cell table:number-columns-repeated="2" table:style-name="ce2" office:value-type="string" calcext:value-type="string">
            <text:p>No</text:p>
          </table:table-cell>
          <table:table-cell table:number-columns-repeated="3" table:style-name="ce2" office:value-type="string" calcext:value-type="string">
            <text:p>Yes</text:p>
          </table:table-cell>
          <table:table-cell table:style-name="ce2" office:value-type="string" calcext:value-type="string">
            <text:p>Suites</text:p>
          </table:table-cell>
          <table:table-cell table:style-name="ce2" office:value-type="string" calcext:value-type="string">
            <text:p><text:a xlink:href="http://en.wikipedia.org/wiki/List_of_unit_testing_frameworks#cite_note-51" xlink:type="simple">[51]</text:a>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<text:a xlink:href="http://en.wikipedia.org/w/index.php?title=OAKUT&amp;action=edit&amp;redlink=1" xlink:type="simple">OAKUT</text:a>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Yes (XML)</text:p>
          </table:table-cell>
          <table:table-cell table:style-name="ce2" office:value-type="string" calcext:value-type="string">
            <text:p>No</text:p>
          </table:table-cell>
          <table:table-cell table:number-columns-repeated="3" table:style-name="ce2" office:value-type="string" calcext:value-type="string">
            <text:p>Yes</text:p>
          </table:table-cell>
          <table:table-cell table:style-name="ce2" office:value-type="string" calcext:value-type="string">
            <text:p>XML</text:p>
          </table:table-cell>
          <table:table-cell table:style-name="ce2" office:value-type="string" calcext:value-type="string">
            <text:p><text:a xlink:href="http://en.wikipedia.org/wiki/List_of_unit_testing_frameworks#cite_note-52" xlink:type="simple">[52]</text:a>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<text:a xlink:href="http://en.wikipedia.org/w/index.php?title=Opmock&amp;action=edit&amp;redlink=1" xlink:type="simple">Opmock</text:a></text:p>
          </table:table-cell>
          <table:table-cell table:number-columns-repeated="5"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<text:a xlink:href="http://en.wikipedia.org/wiki/List_of_unit_testing_frameworks#cite_note-sourceforge_a-28" xlink:type="simple">[28]</text:a>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<text:a xlink:href="http://en.wikipedia.org/wiki/Parasoft_C/C%2B%2Btest" xlink:type="simple">Parasoft C/C++test</text:a></text:p>
          </table:table-cell>
          <table:table-cell table:number-columns-repeated="9" table:style-name="ce2" office:value-type="string" calcext:value-type="string">
            <text:p>Yes</text:p>
          </table:table-cell>
          <table:table-cell table:style-name="ce2" office:value-type="string" calcext:value-type="string">
            <text:p><text:a xlink:href="http://en.wikipedia.org/wiki/List_of_unit_testing_frameworks#cite_note-parasoft1-16" xlink:type="simple">[16]</text:a>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<text:a xlink:href="http://en.wikipedia.org/w/index.php?title=QtTest&amp;action=edit&amp;redlink=1" xlink:type="simple">QtTest</text:a></text:p>
          </table:table-cell>
          <table:table-cell table:number-columns-repeated="2" table:style-name="ce2" office:value-type="string" calcext:value-type="string">
            <text:p>Yes</text:p>
          </table:table-cell>
          <table:table-cell table:number-columns-repeated="6" table:style-name="ce2" office:value-type="string" calcext:value-type="string">
            <text:p>No</text:p>
          </table:table-cell>
          <table:table-cell table:style-name="ce4" office:value-type="string" calcext:value-type="string">
            <text:p/>
          </table:table-cell>
          <table:table-cell table:style-name="ce2" office:value-type="string" calcext:value-type="string">
            <text:p><text:a xlink:href="http://en.wikipedia.org/wiki/List_of_unit_testing_frameworks#cite_note-53" xlink:type="simple">[53]</text:a>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<text:a xlink:href="http://en.wikipedia.org/w/index.php?title=QuickTest&amp;action=edit&amp;redlink=1" xlink:type="simple">QuickTest</text:a></text:p>
          </table:table-cell>
          <table:table-cell table:number-columns-repeated="5" table:style-name="ce2" office:value-type="string" calcext:value-type="string">
            <text:p>No</text:p>
          </table:table-cell>
          <table:table-cell table:number-columns-repeated="3"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<text:a xlink:href="http://quicktest.sf.net/" xlink:type="simple">[64]</text:a>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<text:a xlink:href="http://en.wikipedia.org/wiki/SafetyNet" xlink:type="simple">SafetyNet</text:a></text:p>
          </table:table-cell>
          <table:table-cell table:number-columns-repeated="2"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number-columns-repeated="4" table:style-name="ce2" office:value-type="string" calcext:value-type="string">
            <text:p>Yes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<text:a xlink:href="http://safetynet.devmentor.org/" xlink:type="simple">[65]</text:a>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<text:a xlink:href="http://en.wikipedia.org/w/index.php?title=ShortCUT&amp;action=edit&amp;redlink=1" xlink:type="simple">ShortCUT</text:a></text:p>
          </table:table-cell>
          <table:table-cell table:style-name="ce2" office:value-type="string" calcext:value-type="string">
            <text:p>No</text:p>
          </table:table-cell>
          <table:table-cell table:style-name="ce4" table:number-columns-repeated="7"/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<text:a xlink:href="http://en.wikipedia.org/wiki/List_of_unit_testing_frameworks#cite_note-54" xlink:type="simple">[54]</text:a>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<text:a xlink:href="http://en.wikipedia.org/w/index.php?title=STRIDE&amp;action=edit&amp;redlink=1" xlink:type="simple">STRIDE</text:a></text:p>
          </table:table-cell>
          <table:table-cell table:number-columns-repeated="3"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number-columns-repeated="5" table:style-name="ce2" office:value-type="string" calcext:value-type="string">
            <text:p>Yes</text:p>
          </table:table-cell>
          <table:table-cell table:style-name="ce2" office:value-type="string" calcext:value-type="string">
            <text:p><text:a xlink:href="http://www.stridewiki.com/" xlink:type="simple">[66]</text:a>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<text:a xlink:href="http://en.wikipedia.org/w/index.php?title=Symbian_OS_Unit&amp;action=edit&amp;redlink=1" xlink:type="simple">Symbian OS Unit</text:a></text:p>
          </table:table-cell>
          <table:table-cell table:style-name="ce2" office:value-type="string" calcext:value-type="string">
            <text:p>Yes</text:p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2" office:value-type="string" calcext:value-type="string">
            <text:p><text:a xlink:href="http://www.symbianosunit.co.uk/" xlink:type="simple">[67]</text:a>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<text:a xlink:href="http://en.wikipedia.org/wiki/LDRA_Testbed" xlink:type="simple">TBrun</text:a></text:p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2" office:value-type="string" calcext:value-type="string">
            <text:p><text:a xlink:href="http://en.wikipedia.org/wiki/List_of_unit_testing_frameworks#cite_note-55" xlink:type="simple">[55]</text:a>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<text:a xlink:href="http://en.wikipedia.org/wiki/Tessy_%28Software%29" xlink:type="simple">Tessy</text:a></text:p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2" office:value-type="string" calcext:value-type="string">
            <text:p><text:a xlink:href="http://en.wikipedia.org/wiki/List_of_unit_testing_frameworks#cite_note-hitex1-30" xlink:type="simple">[30]</text:a>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<text:a xlink:href="http://en.wikipedia.org/w/index.php?title=TEST-DOG&amp;action=edit&amp;redlink=1" xlink:type="simple">TEST-DOG</text:a></text:p>
          </table:table-cell>
          <table:table-cell table:number-columns-repeated="4"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Suites</text:p>
          </table:table-cell>
          <table:table-cell table:style-name="ce2" office:value-type="string" calcext:value-type="string">
            <text:p><text:a xlink:href="http://en.wikipedia.org/wiki/List_of_unit_testing_frameworks#cite_note-56" xlink:type="simple">[56]</text:a></text:p>
          </table:table-cell>
          <table:table-cell table:number-columns-repeated="3"/>
          <table:table-cell table:style-name="ce4" office:value-type="string" calcext:value-type="string">
            <text:p/>
          </table:table-cell>
        </table:table-row>
        <table:table-row table:style-name="ro1">
          <table:table-cell table:style-name="ce2" office:value-type="string" calcext:value-type="string">
            <text:p><text:a xlink:href="http://en.wikipedia.org/w/index.php?title=Test_soon&amp;action=edit&amp;redlink=1" xlink:type="simple">Test soon</text:a></text:p>
          </table:table-cell>
          <table:table-cell table:style-name="ce2" office:value-type="string" calcext:value-type="string">
            <text:p>No</text:p>
          </table:table-cell>
          <table:table-cell table:number-columns-repeated="3"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Auto-detect</text:p>
          </table:table-cell>
          <table:table-cell table:number-columns-repeated="2" table:style-name="ce2" office:value-type="string" calcext:value-type="string">
            <text:p>Yes</text:p>
          </table:table-cell>
          <table:table-cell table:style-name="ce2" office:value-type="string" calcext:value-type="string">
            <text:p>Macro (namespaces)</text:p>
          </table:table-cell>
          <table:table-cell table:style-name="ce2" office:value-type="string" calcext:value-type="string">
            <text:p><text:a xlink:href="http://testsoon.sourceforge.net/" xlink:type="simple">[68]</text:a>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<text:a xlink:href="http://en.wikipedia.org/w/index.php?title=Testwell_CTA%2B%2B&amp;action=edit&amp;redlink=1" xlink:type="simple">Testwell CTA++</text:a></text:p>
          </table:table-cell>
          <table:table-cell table:style-name="ce2" office:value-type="string" calcext:value-type="string">
            <text:p>Yes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number-columns-repeated="3" table:style-name="ce2" office:value-type="string" calcext:value-type="string">
            <text:p>Yes</text:p>
          </table:table-cell>
          <table:table-cell table:style-name="ce4" office:value-type="string" calcext:value-type="string">
            <text:p/>
          </table:table-cell>
          <table:table-cell table:style-name="ce2" office:value-type="string" calcext:value-type="string">
            <text:p><text:a xlink:href="http://en.wikipedia.org/wiki/List_of_unit_testing_frameworks#cite_note-57" xlink:type="simple">[57]</text:a>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<text:a xlink:href="http://en.wikipedia.org/w/index.php?title=Tpunit%2B%2B&amp;action=edit&amp;redlink=1" xlink:type="simple">tpunit++</text:a></text:p>
          </table:table-cell>
          <table:table-cell table:number-columns-repeated="2" table:style-name="ce2" office:value-type="string" calcext:value-type="string">
            <text:p>Yes</text:p>
          </table:table-cell>
          <table:table-cell table:style-name="ce4"/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Optional</text:p>
          </table:table-cell>
          <table:table-cell table:number-columns-repeated="2" table:style-name="ce2" office:value-type="string" calcext:value-type="string">
            <text:p>Yes</text:p>
          </table:table-cell>
          <table:table-cell table:style-name="ce4" office:value-type="string" calcext:value-type="string">
            <text:p/>
          </table:table-cell>
          <table:table-cell table:style-name="ce2" office:value-type="string" calcext:value-type="string">
            <text:p><text:a xlink:href="http://en.wikipedia.org/wiki/List_of_unit_testing_frameworks#cite_note-58" xlink:type="simple">[58]</text:a>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<text:a xlink:href="http://en.wikipedia.org/w/index.php?title=TUT_%28software%29&amp;action=edit&amp;redlink=1" xlink:type="simple">TUT</text:a>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2" table:style-name="ce2" office:value-type="string" calcext:value-type="string">
            <text:p>No</text:p>
          </table:table-cell>
          <table:table-cell table:number-columns-repeated="3" table:style-name="ce2" office:value-type="string" calcext:value-type="string">
            <text:p>Yes</text:p>
          </table:table-cell>
          <table:table-cell table:style-name="ce2" office:value-type="string" calcext:value-type="string">
            <text:p>Templates</text:p>
          </table:table-cell>
          <table:table-cell table:style-name="ce2" office:value-type="string" calcext:value-type="string">
            <text:p><text:a xlink:href="http://tut-framework.sourceforge.net/" xlink:type="simple">[69]</text:a>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<text:a xlink:href="http://en.wikipedia.org/wiki/Unit%2B%2B" xlink:type="simple">Unit++</text:a></text:p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2" office:value-type="string" calcext:value-type="string">
            <text:p><text:a xlink:href="http://unitpp.sourceforge.net/" xlink:type="simple">[70]</text:a>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<text:a xlink:href="http://en.wikipedia.org/w/index.php?title=Unit.hpp&amp;action=edit&amp;redlink=1" xlink:type="simple">unit.hpp</text:a></text:p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2" office:value-type="string" calcext:value-type="string">
            <text:p><text:a xlink:href="https://github.com/burner/sweet.hpp" xlink:type="simple">[71]</text:a>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<text:a xlink:href="http://en.wikipedia.org/w/index.php?title=UnitTest%2B%2B&amp;action=edit&amp;redlink=1" xlink:type="simple">UnitTest++</text:a></text:p>
          </table:table-cell>
          <table:table-cell table:style-name="ce2"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Yes</text:p>
          </table:table-cell>
          <table:table-cell table:style-name="ce4"/>
          <table:table-cell table:style-name="ce2" office:value-type="string" calcext:value-type="string">
            <text:p>No</text:p>
          </table:table-cell>
          <table:table-cell table:number-columns-repeated="3" table:style-name="ce2" office:value-type="string" calcext:value-type="string">
            <text:p>Yes</text:p>
          </table:table-cell>
          <table:table-cell table:style-name="ce2" office:value-type="string" calcext:value-type="string">
            <text:p>Suites</text:p>
          </table:table-cell>
          <table:table-cell table:style-name="ce2" office:value-type="string" calcext:value-type="string">
            <text:p><text:a xlink:href="http://unittest-cpp.sourceforge.net/" xlink:type="simple">[72]</text:a>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upp11</text:p>
          </table:table-cell>
          <table:table-cell table:number-columns-repeated="2" table:style-name="ce2" office:value-type="string" calcext:value-type="string">
            <text:p>Yes</text:p>
          </table:table-cell>
          <table:table-cell table:number-columns-repeated="3" table:style-name="ce2" office:value-type="string" calcext:value-type="string">
            <text:p>No</text:p>
          </table:table-cell>
          <table:table-cell table:number-columns-repeated="4" table:style-name="ce2" office:value-type="string" calcext:value-type="string">
            <text:p>Yes</text:p>
          </table:table-cell>
          <table:table-cell table:style-name="ce2" office:value-type="string" calcext:value-type="string">
            <text:p><text:a xlink:href="https://github.com/DronMDF/upp11" xlink:type="simple">[73]</text:a>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<text:a xlink:href="http://en.wikipedia.org/w/index.php?title=UquoniTest&amp;action=edit&amp;redlink=1" xlink:type="simple">UquoniTest</text:a></text:p>
          </table:table-cell>
          <table:table-cell table:number-columns-repeated="3"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number-columns-repeated="5" table:style-name="ce2" office:value-type="string" calcext:value-type="string">
            <text:p>Yes</text:p>
          </table:table-cell>
          <table:table-cell table:style-name="ce2" office:value-type="string" calcext:value-type="string">
            <text:p><text:a xlink:href="http://en.wikipedia.org/wiki/List_of_unit_testing_frameworks#cite_note-59" xlink:type="simple">[59]</text:a>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<text:a xlink:href="http://en.wikipedia.org/w/index.php?title=VectorCAST/C%2B%2B&amp;action=edit&amp;redlink=1" xlink:type="simple">VectorCAST/C++</text:a></text:p>
          </table:table-cell>
          <table:table-cell table:style-name="ce2" office:value-type="string" calcext:value-type="string">
            <text:p>No</text:p>
          </table:table-cell>
          <table:table-cell table:number-columns-repeated="8" table:style-name="ce2" office:value-type="string" calcext:value-type="string">
            <text:p>Yes</text:p>
          </table:table-cell>
          <table:table-cell table:style-name="ce2" office:value-type="string" calcext:value-type="string">
            <text:p><text:a xlink:href="http://www.vectorcast.com/" xlink:type="simple">[74]</text:a>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<text:a xlink:href="http://en.wikipedia.org/w/index.php?title=Visual_Assert&amp;action=edit&amp;redlink=1" xlink:type="simple">Visual Assert</text:a></text:p>
          </table:table-cell>
          <table:table-cell table:number-columns-repeated="2" table:style-name="ce2" office:value-type="string" calcext:value-type="string">
            <text:p>Yes</text:p>
          </table:table-cell>
          <table:table-cell table:number-columns-repeated="3" table:style-name="ce2"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style-name="ce4" office:value-type="string" calcext:value-type="string">
            <text:p/>
          </table:table-cell>
          <table:table-cell table:style-name="ce2" office:value-type="string" calcext:value-type="string">
            <text:p><text:a xlink:href="http://www.visualassert.com/" xlink:type="simple">[75]</text:a>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<text:a xlink:href="http://en.wikipedia.org/w/index.php?title=WinUnit&amp;action=edit&amp;redlink=1" xlink:type="simple">WinUnit</text:a></text:p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2" office:value-type="string" calcext:value-type="string">
            <text:p><text:a xlink:href="http://winunit.codeplex.com/" xlink:type="simple">[76]</text:a>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<text:a xlink:href="http://en.wikipedia.org/w/index.php?title=XTests&amp;action=edit&amp;redlink=1" xlink:type="simple">xTests</text:a></text:p>
          </table:table-cell>
          <table:table-cell table:style-name="ce4" table:number-columns-repeated="5"/>
          <table:table-cell table:number-columns-repeated="2" table:style-name="ce2" office:value-type="string" calcext:value-type="string">
            <text:p>Yes</text:p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2" office:value-type="string" calcext:value-type="string">
            <text:p><text:a xlink:href="http://xtests.sourceforge.net/" xlink:type="simple">[77]</text:a></text:p>
          </table:table-cell>
          <table:table-cell table:number-columns-repeated="4"/>
        </table:table-row>
        <table:table-row table:style-name="ro4">
          <table:table-cell table:style-name="ce2" office:value-type="string" calcext:value-type="string">
            <text:p><text:a xlink:href="http://en.wikipedia.org/w/index.php?title=XUnit%2B%2B&amp;action=edit&amp;redlink=1" xlink:type="simple">xUnit++</text:a></text:p>
          </table:table-cell>
          <table:table-cell table:number-columns-repeated="4" table:style-name="ce2" office:value-type="string" calcext:value-type="string">
            <text:p>Yes</text:p>
          </table:table-cell>
          <table:table-cell table:style-name="ce4"/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Yes</text:p>
            <text:p>(Test setup only)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Yes</text:p>
            <text:p>(Suites and Attributes)</text:p>
          </table:table-cell>
          <table:table-cell table:style-name="ce2" office:value-type="string" calcext:value-type="string">
            <text:p><text:a xlink:href="http://en.wikipedia.org/wiki/List_of_unit_testing_frameworks#cite_note-60" xlink:type="simple">[60]</text:a>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<text:a xlink:href="http://en.wikipedia.org/w/index.php?title=Yaktest&amp;action=edit&amp;redlink=1" xlink:type="simple">Yaktest</text:a></text:p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2" office:value-type="string" calcext:value-type="string">
            <text:p><text:a xlink:href="http://yaktest.sourceforge.net/" xlink:type="simple">[78]</text:a></text:p>
          </table:table-cell>
          <table:table-cell table:number-columns-repeated="4"/>
        </table:table-row>
        <table:table-row table:style-name="ro5" table:number-rows-repeated="1048510">
          <table:table-cell table:number-columns-repeated="15"/>
        </table:table-row>
        <table:table-row table:style-name="ro5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njamin Haßel</meta:initial-creator>
    <meta:creation-date>2014-01-30T15:26:15.901965962</meta:creation-date>
    <dc:date>2014-01-30T15:37:33.022275611</dc:date>
    <dc:creator>Benjamin Haßel</dc:creator>
    <meta:editing-duration>PT5M6S</meta:editing-duration>
    <meta:editing-cycles>2</meta:editing-cycles>
    <meta:generator>LibreOffice/4.1.3.2$Linux_X86_64 LibreOffice_project/410m0$Build-2</meta:generator>
    <meta:document-statistic meta:table-count="1" meta:cell-count="657" meta:object-count="0"/>
  </office:meta>
</office:document-meta>
</file>